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13975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24c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975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24c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324c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324c1" officeooo:paragraph-rsid="001324c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1324c1" officeooo:paragraph-rsid="001324c1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324c1"/>
    </style:style>
    <style:style style:name="P1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324c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324c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24c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975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324c1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24c1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9752" style:font-weight-asian="bold" style:font-weight-complex="bold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1324c1"/>
    </style:style>
    <style:style style:name="T5" style:family="text">
      <style:text-properties fo:color="#000000" fo:font-style="normal" fo:font-weight="normal" officeooo:rsid="001324c1" style:font-style-asian="normal" style:font-weight-asian="normal" style:font-style-complex="normal" style:font-weight-complex="normal"/>
    </style:style>
    <style:style style:name="T6" style:family="text">
      <style:text-properties officeooo:rsid="001397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12"><text:span text:style-name="T1">Modulo I</text:span><text:span text:style-name="T2">V</text:span><text:span text:style-name="T1"> – Ciência da Computação</text:span></text:p>
      <text:p text:style-name="P13"/>
      <text:p text:style-name="P13"/>
      <text:p text:style-name="P14">Bloco 3<text:span text:style-name="T4">6</text:span>: Programação Orientada a Objetos e Padrões de Projeto</text:p>
      <text:p text:style-name="P9"/>
      <text:p text:style-name="P10">Bla intro</text:p>
      <text:p text:style-name="P15"/>
      <text:p text:style-name="P15"><text:span text:style-name="T3">1)</text:span> <text:span text:style-name="T4">Introdução à POO</text:span></text:p>
      <text:p text:style-name="P15"/>
      <text:p text:style-name="P17"/>
      <text:p text:style-name="P18">O que é Orientação a Objetos?</text:p>
      <text:p text:style-name="P18"/>
      <text:p text:style-name="P1">Bla</text:p>
      <text:p text:style-name="P1"/>
      <text:p text:style-name="P18">O que são paradigmas de programação? E quais são?</text:p>
      <text:p text:style-name="P18"/>
      <text:p text:style-name="P1">Bla</text:p>
      <text:p text:style-name="P1"/>
      <text:p text:style-name="P18">Então, se existem outros paradigmas, quais são as vantagens de POO e quais problemas resolve?</text:p>
      <text:p text:style-name="P18"/>
      <text:p text:style-name="P1">Bla</text:p>
      <text:p text:style-name="P1"/>
      <text:p text:style-name="P18">Principais termos e conceitos da orientação a objetos</text:p>
      <text:p text:style-name="P18"/>
      <text:p text:style-name="P1">Bla</text:p>
      <text:p text:style-name="P1"/>
      <text:p text:style-name="P18">Pilares da orientação a objetos</text:p>
      <text:p text:style-name="P18"/>
      <text:p text:style-name="P1">Bla</text:p>
      <text:p text:style-name="P1"/>
      <text:p text:style-name="P1"/>
      <text:p text:style-name="P6">Dicas diversas</text:p>
      <text:p text:style-name="P1"/>
      <text:p text:style-name="P1">→ bla</text:p>
      <text:p text:style-name="P1"/>
      <text:p text:style-name="P3">------------------------------------------------------------------------------------------------------------------------</text:p>
      <text:p text:style-name="P11"/>
      <text:p text:style-name="P15"/>
      <text:p text:style-name="P15"><text:span text:style-name="T4">2</text:span><text:span text:style-name="T3">)</text:span> Programação orientada a objetos na prática</text:p>
      <text:p text:style-name="P15"/>
      <text:p text:style-name="P1">Bla</text:p>
      <text:p text:style-name="P18"><text:span text:style-name="T5"/></text:p>
      <text:p text:style-name="P18"><text:span text:style-name="T5"/></text:p>
      <text:p text:style-name="P18">Implementando o exemplo da redefinição de senha</text:p>
      <text:p text:style-name="P18"/>
      <text:p text:style-name="P1">Bla</text:p>
      <text:p text:style-name="P1"/>
      <text:p text:style-name="P18">Herança vs composição</text:p>
      <text:p text:style-name="P18"/>
      <text:p text:style-name="P1"><text:soft-page-break/>Bla</text:p>
      <text:p text:style-name="P1"/>
      <text:p text:style-name="P18">SOLID</text:p>
      <text:p text:style-name="P18"/>
      <text:p text:style-name="P1">Bla</text:p>
      <text:p text:style-name="P1"/>
      <text:p text:style-name="P6">Dicas diversas</text:p>
      <text:p text:style-name="P1"/>
      <text:p text:style-name="P1">→ bla</text:p>
      <text:p text:style-name="P1"/>
      <text:p text:style-name="P3">------------------------------------------------------------------------------------------------------------------------</text:p>
      <text:p text:style-name="P3"/>
      <text:p text:style-name="P16"><text:span text:style-name="T6">3</text:span><text:span text:style-name="T3">)</text:span> Padrões de projeto</text:p>
      <text:p text:style-name="P16"/>
      <text:p text:style-name="P2">Bla</text:p>
      <text:p text:style-name="P19"><text:span text:style-name="T5"/></text:p>
      <text:p text:style-name="P19"><text:span text:style-name="T5"/></text:p>
      <text:p text:style-name="P19">Padrões de projeto</text:p>
      <text:p text:style-name="P19"/>
      <text:p text:style-name="P2">Bla</text:p>
      <text:p text:style-name="P2"/>
      <text:p text:style-name="P19">Code Smells</text:p>
      <text:p text:style-name="P19"/>
      <text:p text:style-name="P2">Bla</text:p>
      <text:p text:style-name="P2"/>
      <text:p text:style-name="P4"/>
      <text:p text:style-name="P7">Dicas diversas</text:p>
      <text:p text:style-name="P2"/>
      <text:p text:style-name="P2">→ bla</text:p>
      <text:p text:style-name="P2"/>
      <text:p text:style-name="P4">------------------------------------------------------------------------------------------------------------------------</text:p>
      <text:p text:style-name="P4"/>
      <text:p text:style-name="P16"><text:span text:style-name="T6">4</text:span><text:span text:style-name="T3">)</text:span> Projeto - Relatórios de Estoque</text:p>
      <text:p text:style-name="P16"/>
      <text:p text:style-name="P5">Dicas diversas do projeto</text:p>
      <text:p text:style-name="P4"/>
      <text:p text:style-name="P2"/>
      <text:p text:style-name="P4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0:22:41.917283895</meta:creation-date>
    <dc:date>2021-03-19T20:31:22.471902617</dc:date>
    <meta:editing-duration>PT8M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130" meta:character-count="1183" meta:non-whitespace-character-count="1093"/>
  </office:meta>
</office:document-meta>
</file>